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ba432" officeooo:paragraph-rsid="000ba432" style:font-weight-asian="bold" style:font-weight-complex="bold"/>
    </style:style>
    <style:style style:name="P2" style:family="paragraph" style:parent-style-name="Standard">
      <style:text-properties fo:font-size="12pt" fo:font-weight="normal" officeooo:rsid="000ba432" officeooo:paragraph-rsid="000ba432" style:font-weight-asian="normal" style:font-weight-complex="normal"/>
    </style:style>
    <style:style style:name="P3" style:family="paragraph" style:parent-style-name="Standard">
      <style:text-properties fo:font-size="12pt" fo:font-weight="normal" officeooo:rsid="000d419a" officeooo:paragraph-rsid="000d419a" style:font-weight-asian="normal" style:font-weight-complex="normal"/>
    </style:style>
    <style:style style:name="P4" style:family="paragraph" style:parent-style-name="Standard" style:list-style-name="L1">
      <style:text-properties fo:font-size="12pt" fo:font-weight="normal" officeooo:rsid="000d47b8" officeooo:paragraph-rsid="000d47b8" style:font-weight-asian="normal" style:font-weight-complex="normal"/>
    </style:style>
    <style:style style:name="P5" style:family="paragraph" style:parent-style-name="Standard">
      <style:text-properties fo:font-size="12pt" fo:font-weight="normal" officeooo:rsid="000e8687" officeooo:paragraph-rsid="000e8687" style:font-weight-asian="normal" style:font-weight-complex="normal"/>
    </style:style>
    <style:style style:name="P6" style:family="paragraph" style:parent-style-name="Standard">
      <style:text-properties fo:font-size="12pt" fo:font-weight="normal" officeooo:rsid="00100a1b" officeooo:paragraph-rsid="00100a1b" style:font-weight-asian="normal" style:font-weight-complex="normal"/>
    </style:style>
    <style:style style:name="P7" style:family="paragraph" style:parent-style-name="Standard" style:list-style-name="L2">
      <style:text-properties fo:font-size="12pt" fo:font-weight="normal" officeooo:rsid="00107592" officeooo:paragraph-rsid="00107592" style:font-weight-asian="normal" style:font-weight-complex="normal"/>
    </style:style>
    <style:style style:name="P8" style:family="paragraph" style:parent-style-name="Standard">
      <style:text-properties fo:font-size="12pt" fo:font-weight="normal" officeooo:rsid="00107592" officeooo:paragraph-rsid="00107592" style:font-weight-asian="normal" style:font-weight-complex="normal"/>
    </style:style>
    <style:style style:name="P9" style:family="paragraph" style:parent-style-name="Standard">
      <style:text-properties fo:font-size="12pt" fo:font-weight="normal" officeooo:rsid="0010845b" officeooo:paragraph-rsid="0010845b" style:font-weight-asian="normal" style:font-weight-complex="normal"/>
    </style:style>
    <style:style style:name="P10" style:family="paragraph" style:parent-style-name="Standard" style:list-style-name="L3">
      <style:text-properties fo:font-size="12pt" fo:font-weight="normal" officeooo:rsid="0010845b" officeooo:paragraph-rsid="0010845b" style:font-weight-asian="normal" style:font-weight-complex="normal"/>
    </style:style>
    <style:style style:name="P11" style:family="paragraph" style:parent-style-name="Standard">
      <style:text-properties fo:font-size="12pt" fo:font-weight="normal" officeooo:rsid="00108cf4" officeooo:paragraph-rsid="00108cf4" style:font-weight-asian="normal" style:font-weight-complex="normal"/>
    </style:style>
    <style:style style:name="P12" style:family="paragraph" style:parent-style-name="Standard">
      <style:text-properties fo:font-size="12pt" fo:font-weight="normal" officeooo:rsid="00111160" officeooo:paragraph-rsid="00111160" style:font-weight-asian="normal" style:font-weight-complex="normal"/>
    </style:style>
    <style:style style:name="P13" style:family="paragraph" style:parent-style-name="Standard">
      <style:text-properties fo:font-size="12pt" fo:font-weight="bold" officeooo:rsid="00100a1b" officeooo:paragraph-rsid="00100a1b" style:font-weight-asian="bold" style:font-weight-complex="bold"/>
    </style:style>
    <style:style style:name="P14" style:family="paragraph" style:parent-style-name="Standard">
      <style:text-properties fo:font-size="12pt" fo:font-weight="bold" officeooo:rsid="0010845b" officeooo:paragraph-rsid="0010845b" style:font-weight-asian="bold" style:font-weight-complex="bold"/>
    </style:style>
    <style:style style:name="P15" style:family="paragraph" style:parent-style-name="Standard">
      <style:text-properties fo:font-size="12pt" fo:font-weight="bold" officeooo:rsid="00108cf4" officeooo:paragraph-rsid="00108cf4" style:font-weight-asian="bold" style:font-weight-complex="bold"/>
    </style:style>
    <style:style style:name="T1" style:family="text">
      <style:text-properties officeooo:rsid="00107592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26be7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26be7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plomado Java. Introducción.</text:p>
      <text:p text:style-name="P1"/>
      <text:p text:style-name="P2">Ejercicios entregables en la plataforma → 30%.</text:p>
      <text:p text:style-name="P3">Prácticas durante la clase → 30%.</text:p>
      <text:p text:style-name="P3">Proyecto final por módulo → 30%.</text:p>
      <text:list xml:id="list3540802888" text:style-name="L1">
        <text:list-item>
          <text:p text:style-name="P4">Los proyectos se irán incorporando cada módulo.</text:p>
        </text:list-item>
      </text:list>
      <text:p text:style-name="P5">Participación* → 10%.</text:p>
      <text:p text:style-name="P5"/>
      <text:p text:style-name="P5"/>
      <text:p text:style-name="P13">Lenguaje Java.</text:p>
      <text:p text:style-name="P6">Nacido en 1994.</text:p>
      <text:p text:style-name="P6">No contiene funciones a bajo nivel.</text:p>
      <text:p text:style-name="P6">Creado por James G<text:span text:style-name="T1">os</text:span>ling, en SUN.</text:p>
      <text:p text:style-name="P6">Adquirido por Oracle.</text:p>
      <text:p text:style-name="P6">Multiplataforma.</text:p>
      <text:list xml:id="list3666410185" text:style-name="L2">
        <text:list-item>
          <text:p text:style-name="P7">Standalone.</text:p>
        </text:list-item>
        <text:list-item>
          <text:p text:style-name="P7">Servidores.</text:p>
        </text:list-item>
        <text:list-item>
          <text:p text:style-name="P7">Clientes.</text:p>
        </text:list-item>
        <text:list-item>
          <text:p text:style-name="P7">Teléfonos.</text:p>
        </text:list-item>
        <text:list-item>
          <text:p text:style-name="P7">Etc.</text:p>
        </text:list-item>
      </text:list>
      <text:p text:style-name="P8"/>
      <text:p text:style-name="P8"/>
      <text:p text:style-name="P14">Ediciones.</text:p>
      <text:list xml:id="list213242072" text:style-name="L3">
        <text:list-item>
          <text:p text:style-name="P10">SE. Standard Edition. Aplicaciones de escritorio, servidores.</text:p>
        </text:list-item>
        <text:list-item>
          <text:p text:style-name="P10">EE. Enterprise Edition. Aplicaciones más robustas.</text:p>
        </text:list-item>
        <text:list-item>
          <text:p text:style-name="P10">ME. MicroEdition. Sistemas embebidos.</text:p>
        </text:list-item>
      </text:list>
      <text:p text:style-name="P9"/>
      <text:p text:style-name="P9"/>
      <text:p text:style-name="P15">SE.</text:p>
      <text:p text:style-name="P11">Se divide en JDK (Desarrollo) y JRE (Ejecución).</text:p>
      <text:p text:style-name="P11"/>
      <text:p text:style-name="P12">Java es tanto compilado como interpretado.</text:p>
      <text:p text:style-name="P12">El compilador compila el código a <text:span text:style-name="T2">bytecode</text:span><text:span text:style-name="T4"> y la JVM ejecuta </text:span><text:span text:style-name="T5">el </text:span><text:span text:style-name="T3">bytecode</text:span><text:span text:style-name="T5">.</text:span></text:p>
      <text:p text:style-name="P12"><text:span text:style-name="T5"/></text:p>
      <text:p text:style-name="P12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3T16:41:44.123162550</meta:creation-date>
    <dc:date>2022-05-13T17:04:24.027211414</dc:date>
    <meta:editing-duration>PT22M35S</meta:editing-duration>
    <meta:editing-cycles>11</meta:editing-cycles>
    <meta:generator>LibreOffice/6.4.7.2$Linux_X86_64 LibreOffice_project/40$Build-2</meta:generator>
    <meta:document-statistic meta:table-count="0" meta:image-count="0" meta:object-count="0" meta:page-count="1" meta:paragraph-count="25" meta:word-count="113" meta:character-count="719" meta:non-whitespace-character-count="640"/>
  </office:meta>
</office:document-meta>
</file>